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bc" officeooo:paragraph-rsid="00176dbc"/>
    </style:style>
    <style:style style:name="P2" style:family="paragraph" style:parent-style-name="Standard">
      <style:text-properties officeooo:rsid="0019e9af" officeooo:paragraph-rsid="0019e9af"/>
    </style:style>
    <style:style style:name="P3" style:family="paragraph" style:parent-style-name="Standard">
      <style:text-properties officeooo:rsid="0019e9af" officeooo:paragraph-rsid="00176dbc"/>
    </style:style>
    <style:style style:name="P4" style:family="paragraph" style:parent-style-name="Standard">
      <style:text-properties officeooo:rsid="001bf350" officeooo:paragraph-rsid="001bf350"/>
    </style:style>
    <style:style style:name="P5" style:family="paragraph" style:parent-style-name="Standard">
      <style:text-properties officeooo:rsid="001d8dd0" officeooo:paragraph-rsid="001d8dd0"/>
    </style:style>
    <style:style style:name="P6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7" style:family="paragraph" style:parent-style-name="Standard">
      <style:text-properties fo:font-style="italic" officeooo:rsid="00207dad" officeooo:paragraph-rsid="00224d6a" style:font-style-asian="italic" style:font-style-complex="italic"/>
    </style:style>
    <style:style style:name="P8" style:family="paragraph" style:parent-style-name="Standard">
      <style:text-properties officeooo:rsid="002d6afd" officeooo:paragraph-rsid="002d6afd"/>
    </style:style>
    <style:style style:name="P9" style:family="paragraph" style:parent-style-name="Standard">
      <style:text-properties officeooo:rsid="00207dad" officeooo:paragraph-rsid="00224d6a"/>
    </style:style>
    <style:style style:name="P10" style:family="paragraph" style:parent-style-name="Standard">
      <style:text-properties officeooo:rsid="00224d6a" officeooo:paragraph-rsid="001d8dd0"/>
    </style:style>
    <style:style style:name="P11" style:family="paragraph" style:parent-style-name="Standard">
      <style:text-properties officeooo:rsid="0036c3d9" officeooo:paragraph-rsid="0036c3d9"/>
    </style:style>
    <style:style style:name="P12" style:family="paragraph" style:parent-style-name="Standard">
      <style:text-properties officeooo:rsid="00387b65" officeooo:paragraph-rsid="00387b65"/>
    </style:style>
    <style:style style:name="P13" style:family="paragraph" style:parent-style-name="Standard">
      <style:text-properties officeooo:rsid="00391b1b" officeooo:paragraph-rsid="00391b1b"/>
    </style:style>
    <style:style style:name="P14" style:family="paragraph" style:parent-style-name="Standard">
      <style:text-properties officeooo:rsid="003a14c8" officeooo:paragraph-rsid="003a14c8"/>
    </style:style>
    <style:style style:name="P15" style:family="paragraph" style:parent-style-name="Standard">
      <style:text-properties officeooo:rsid="003bb56b" officeooo:paragraph-rsid="003bb56b"/>
    </style:style>
    <style:style style:name="P16" style:family="paragraph" style:parent-style-name="Standard" style:list-style-name="L1">
      <style:text-properties officeooo:rsid="00387b65" officeooo:paragraph-rsid="00387b65"/>
    </style:style>
    <style:style style:name="P17" style:family="paragraph" style:parent-style-name="Standard" style:list-style-name="L2">
      <style:text-properties officeooo:rsid="003a14c8" officeooo:paragraph-rsid="003a14c8"/>
    </style:style>
    <style:style style:name="P18" style:family="paragraph" style:parent-style-name="Standard" style:list-style-name="L2">
      <style:text-properties officeooo:rsid="003af0c0" officeooo:paragraph-rsid="003af0c0"/>
    </style:style>
    <style:style style:name="P19" style:family="paragraph" style:parent-style-name="Standard" style:list-style-name="L3">
      <style:text-properties officeooo:rsid="003bb56b" officeooo:paragraph-rsid="003bb56b"/>
    </style:style>
    <style:style style:name="P20" style:family="paragraph" style:parent-style-name="Standard" style:list-style-name="L3">
      <style:text-properties officeooo:rsid="004133d9" officeooo:paragraph-rsid="004133d9"/>
    </style:style>
    <style:style style:name="P21" style:family="paragraph" style:parent-style-name="Standard" style:list-style-name="L3">
      <style:text-properties officeooo:rsid="004405f6" officeooo:paragraph-rsid="004405f6"/>
    </style:style>
    <style:style style:name="P22" style:family="paragraph" style:parent-style-name="Standard" style:list-style-name="L3">
      <style:text-properties officeooo:rsid="0042996c" officeooo:paragraph-rsid="0042996c"/>
    </style:style>
    <style:style style:name="P23" style:family="paragraph" style:parent-style-name="Standard">
      <style:text-properties officeooo:rsid="00257e76" officeooo:paragraph-rsid="00176dbc"/>
    </style:style>
    <style:style style:name="P24" style:family="paragraph" style:parent-style-name="Standard" style:list-style-name="L4">
      <style:text-properties officeooo:rsid="00257e76" officeooo:paragraph-rsid="00281ea9"/>
    </style:style>
    <style:style style:name="P25" style:family="paragraph" style:parent-style-name="Standard" style:list-style-name="L4">
      <style:text-properties officeooo:rsid="00317147" officeooo:paragraph-rsid="00317147"/>
    </style:style>
    <style:style style:name="P26" style:family="paragraph" style:parent-style-name="Standard" style:list-style-name="L4">
      <style:text-properties officeooo:rsid="00281ea9" officeooo:paragraph-rsid="00281ea9"/>
    </style:style>
    <style:style style:name="P27" style:family="paragraph" style:parent-style-name="Standard" style:list-style-name="L5">
      <style:text-properties officeooo:rsid="002dad61" officeooo:paragraph-rsid="002dad61"/>
    </style:style>
    <style:style style:name="P28" style:family="paragraph" style:parent-style-name="Standard" style:list-style-name="L5">
      <style:text-properties officeooo:rsid="002f9529" officeooo:paragraph-rsid="002f9529"/>
    </style:style>
    <style:style style:name="P29" style:family="paragraph" style:parent-style-name="Standard" style:list-style-name="L6">
      <style:text-properties officeooo:rsid="001d8dd0" officeooo:paragraph-rsid="00176dbc"/>
    </style:style>
    <style:style style:name="P30" style:family="paragraph" style:parent-style-name="Standard" style:list-style-name="L6">
      <style:text-properties officeooo:rsid="001d8dd0" officeooo:paragraph-rsid="001d8dd0"/>
    </style:style>
    <style:style style:name="P31" style:family="paragraph" style:parent-style-name="Standard" style:list-style-name="L7">
      <style:text-properties officeooo:rsid="001d8dd0" officeooo:paragraph-rsid="001d8dd0"/>
    </style:style>
    <style:style style:name="P32" style:family="paragraph" style:parent-style-name="Standard" style:list-style-name="L7">
      <style:text-properties officeooo:rsid="001d8dd0" officeooo:paragraph-rsid="00207dad"/>
    </style:style>
    <style:style style:name="P33" style:family="paragraph" style:parent-style-name="Standard" style:list-style-name="L7">
      <style:text-properties officeooo:rsid="001d8dd0" officeooo:paragraph-rsid="0029b441"/>
    </style:style>
    <style:style style:name="P34" style:family="paragraph" style:parent-style-name="Standard" style:list-style-name="L9">
      <style:text-properties officeooo:rsid="001d8dd0" officeooo:paragraph-rsid="001d8dd0"/>
    </style:style>
    <style:style style:name="P35" style:family="paragraph" style:parent-style-name="Standard" style:list-style-name="L6">
      <style:text-properties officeooo:rsid="00176dbc" officeooo:paragraph-rsid="00176dbc"/>
    </style:style>
    <style:style style:name="P36" style:family="paragraph" style:parent-style-name="Standard" style:list-style-name="L6">
      <style:text-properties officeooo:rsid="001b89a0" officeooo:paragraph-rsid="001b89a0"/>
    </style:style>
    <style:style style:name="P37" style:family="paragraph" style:parent-style-name="Standard" style:list-style-name="L6">
      <style:text-properties officeooo:rsid="003432ad" officeooo:paragraph-rsid="003432ad"/>
    </style:style>
    <style:style style:name="P38" style:family="paragraph" style:parent-style-name="Standard" style:list-style-name="L6">
      <style:text-properties officeooo:rsid="0024cdce" officeooo:paragraph-rsid="0024cdce"/>
    </style:style>
    <style:style style:name="P39" style:family="paragraph" style:parent-style-name="Standard" style:list-style-name="L6">
      <style:text-properties officeooo:rsid="00261ffe" officeooo:paragraph-rsid="00261ffe"/>
    </style:style>
    <style:style style:name="P40" style:family="paragraph" style:parent-style-name="Standard" style:list-style-name="L6">
      <style:text-properties officeooo:rsid="003348be" officeooo:paragraph-rsid="003348be"/>
    </style:style>
    <style:style style:name="P41" style:family="paragraph" style:parent-style-name="Standard" style:list-style-name="L6">
      <style:text-properties officeooo:rsid="0019e9af" officeooo:paragraph-rsid="0019e9af"/>
    </style:style>
    <style:style style:name="P42" style:family="paragraph" style:parent-style-name="Standard" style:list-style-name="L6">
      <style:text-properties officeooo:rsid="001bf350" officeooo:paragraph-rsid="001bf350"/>
    </style:style>
    <style:style style:name="P43" style:family="paragraph" style:parent-style-name="Standard" style:list-style-name="L8">
      <style:text-properties officeooo:rsid="00224dc3" officeooo:paragraph-rsid="00224dc3"/>
    </style:style>
    <style:style style:name="P44" style:family="paragraph" style:parent-style-name="Standard" style:list-style-name="L10">
      <style:text-properties officeooo:rsid="001e602e" officeooo:paragraph-rsid="001e602e"/>
    </style:style>
    <style:style style:name="P45" style:family="paragraph" style:parent-style-name="Standard" style:list-style-name="L3">
      <style:text-properties officeooo:rsid="00451497" officeooo:paragraph-rsid="00451497"/>
    </style:style>
    <style:style style:name="P46" style:family="paragraph" style:parent-style-name="Standard" style:list-style-name="L3">
      <style:text-properties officeooo:rsid="00453623" officeooo:paragraph-rsid="00453623"/>
    </style:style>
    <style:style style:name="P47" style:family="paragraph" style:parent-style-name="Standard" style:list-style-name="L3">
      <style:text-properties officeooo:rsid="0045dad6" officeooo:paragraph-rsid="0045dad6"/>
    </style:style>
    <style:style style:name="P48" style:family="paragraph" style:parent-style-name="Standard">
      <style:text-properties fo:font-size="20pt" officeooo:rsid="002ce049" officeooo:paragraph-rsid="002ce049" style:font-size-asian="20pt" style:font-size-complex="20pt"/>
    </style:style>
    <style:style style:name="P49" style:family="paragraph" style:parent-style-name="Standard">
      <style:text-properties fo:font-size="20pt" officeooo:rsid="0036c3d9" officeooo:paragraph-rsid="0036c3d9" style:font-size-asian="20pt" style:font-size-complex="20pt"/>
    </style:style>
    <style:style style:name="T1" style:family="text">
      <style:text-properties fo:font-weight="bold" officeooo:rsid="00207dad" style:font-weight-asian="bold" style:font-weight-complex="bold"/>
    </style:style>
    <style:style style:name="T2" style:family="text">
      <style:text-properties fo:font-weight="bold" officeooo:rsid="002d6afd" style:font-weight-asian="bold" style:font-weight-complex="bold"/>
    </style:style>
    <style:style style:name="T3" style:family="text">
      <style:text-properties fo:font-weight="bold" officeooo:rsid="003348be" style:font-weight-asian="bold" style:font-weight-complex="bold"/>
    </style:style>
    <style:style style:name="T4" style:family="text">
      <style:text-properties officeooo:rsid="00224d6a"/>
    </style:style>
    <style:style style:name="T5" style:family="text">
      <style:text-properties officeooo:rsid="0028022b"/>
    </style:style>
    <style:style style:name="T6" style:family="text">
      <style:text-properties officeooo:rsid="002d6afd"/>
    </style:style>
    <style:style style:name="T7" style:family="text">
      <style:text-properties officeooo:rsid="002f797a"/>
    </style:style>
    <style:style style:name="T8" style:family="text">
      <style:text-properties officeooo:rsid="003432ad"/>
    </style:style>
    <style:style style:name="T9" style:family="text">
      <style:text-properties officeooo:rsid="0036c3d9"/>
    </style:style>
    <style:style style:name="T10" style:family="text">
      <style:text-properties officeooo:rsid="003ee5ac"/>
    </style:style>
    <style:style style:name="T11" style:family="text">
      <style:text-properties officeooo:rsid="004002a7"/>
    </style:style>
    <style:style style:name="T12" style:family="text">
      <style:text-properties officeooo:rsid="00451497"/>
    </style:style>
    <style:style style:name="T13" style:family="text">
      <style:text-properties officeooo:rsid="0045dad6"/>
    </style:style>
    <style:style style:name="T14" style:family="text">
      <style:text-properties officeooo:rsid="004941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Models of Other Countries</text:p>
      <text:p text:style-name="P49"/>
      <text:p text:style-name="P11">Traits to deal with:</text:p>
      <text:list xml:id="list7381045261323173809" text:style-name="L1">
        <text:list-item>
          <text:p text:style-name="P16">Aggression</text:p>
          <text:list>
            <text:list-item>
              <text:p text:style-name="P16">meek</text:p>
            </text:list-item>
            <text:list-item>
              <text:p text:style-name="P16">passive</text:p>
            </text:list-item>
            <text:list-item>
              <text:p text:style-name="P16">rational</text:p>
            </text:list-item>
            <text:list-item>
              <text:p text:style-name="P16">aggressive</text:p>
            </text:list-item>
            <text:list-item>
              <text:p text:style-name="P16">violent</text:p>
            </text:list-item>
          </text:list>
        </text:list-item>
        <text:list-item>
          <text:p text:style-name="P16">Diplomacy</text:p>
          <text:list>
            <text:list-item>
              <text:p text:style-name="P16">isolationist</text:p>
            </text:list-item>
            <text:list-item>
              <text:p text:style-name="P16">interventionist</text:p>
            </text:list-item>
          </text:list>
        </text:list-item>
        <text:list-item>
          <text:p text:style-name="P16">Confidence</text:p>
          <text:list>
            <text:list-item>
              <text:p text:style-name="P16">critical</text:p>
            </text:list-item>
            <text:list-item>
              <text:p text:style-name="P16">realistic</text:p>
            </text:list-item>
            <text:list-item>
              <text:p text:style-name="P16">conceited</text:p>
            </text:list-item>
          </text:list>
        </text:list-item>
        <text:list-item>
          <text:p text:style-name="P16">Strength</text:p>
          <text:list>
            <text:list-item>
              <text:p text:style-name="P16">weak</text:p>
            </text:list-item>
            <text:list-item>
              <text:p text:style-name="P16">strong</text:p>
            </text:list-item>
            <text:list-item>
              <text:p text:style-name="P16">super-power</text:p>
            </text:list-item>
          </text:list>
        </text:list-item>
        <text:list-item>
          <text:p text:style-name="P16">Intelligence</text:p>
          <text:list>
            <text:list-item>
              <text:p text:style-name="P16">follower</text:p>
            </text:list-item>
            <text:list-item>
              <text:p text:style-name="P16">average-Joe</text:p>
            </text:list-item>
            <text:list-item>
              <text:p text:style-name="P16">visionary</text:p>
            </text:list-item>
          </text:list>
        </text:list-item>
      </text:list>
      <text:p text:style-name="P12"/>
      <text:p text:style-name="P13">Actions to deal with:</text:p>
      <text:list xml:id="list4355566472923488592" text:style-name="L2">
        <text:list-item>
          <text:p text:style-name="P17">attack directly</text:p>
          <text:list>
            <text:list-item>
              <text:p text:style-name="P17">attack on allies</text:p>
            </text:list-item>
            <text:list-item>
              <text:p text:style-name="P17">attack on enemies</text:p>
            </text:list-item>
          </text:list>
        </text:list-item>
        <text:list-item>
          <text:p text:style-name="P18">receive attack (defend)</text:p>
        </text:list-item>
        <text:list-item>
          <text:p text:style-name="P17">attack directly preceded by gifts (deception)</text:p>
        </text:list-item>
        <text:list-item>
          <text:p text:style-name="P17">give gift</text:p>
        </text:list-item>
        <text:list-item>
          <text:p text:style-name="P17">demand tribute</text:p>
        </text:list-item>
        <text:list-item>
          <text:p text:style-name="P17">give <text:span text:style-name="T11">gift under duress</text:span> <text:span text:style-name="T11">(</text:span>tribute<text:span text:style-name="T11">)</text:span></text:p>
        </text:list-item>
      </text:list>
      <text:p text:style-name="P14"/>
      <text:p text:style-name="P15">Wild speculation about how to deal with these in combination:</text:p>
      <text:list xml:id="list7962334226021492835" text:style-name="L3">
        <text:list-item>
          <text:p text:style-name="P19">Diplomacy</text:p>
          <text:list>
            <text:list-item>
              <text:p text:style-name="P19">isolationist = majority of actions are <text:span text:style-name="T10">'give gift'</text:span></text:p>
            </text:list-item>
            <text:list-item>
              <text:p text:style-name="P20">interventionist = demand tribute or attack</text:p>
            </text:list-item>
          </text:list>
        </text:list-item>
        <text:list-item>
          <text:p text:style-name="P20">Intelligence</text:p>
          <text:list>
            <text:list-item>
              <text:p text:style-name="P20">if they've deceived, they're a visionary (but you need to have game to recognize game)</text:p>
            </text:list-item>
            <text:list-item>
              <text:p text:style-name="P21">stupid/weak to give gifts to weaker countries if you're the type to demand tribute</text:p>
            </text:list-item>
            <text:list-item>
              <text:p text:style-name="P21">stupid/<text:span text:style-name="T12">weak to receive attack from weaker country and not attack yourself if you're at least an average-Joe yourself</text:span></text:p>
            </text:list-item>
            <text:list-item>
              <text:p text:style-name="P45"><text:soft-page-break/>average-Joe to receive attack from equally strong country</text:p>
            </text:list-item>
          </text:list>
        </text:list-item>
        <text:list-item>
          <text:p text:style-name="P22">Attacks</text:p>
          <text:list>
            <text:list-item>
              <text:p text:style-name="P21">if they've attacked an ally, they're violent</text:p>
            </text:list-item>
            <text:list-item>
              <text:p text:style-name="P46">if they've attacked you, they're violent and interventionist and conceited</text:p>
            </text:list-item>
            <text:list-item>
              <text:p text:style-name="P21">if they've attacked anyone, they're an interventionist</text:p>
            </text:list-item>
            <text:list-item>
              <text:p text:style-name="P21">if they've attacked after giving gifts, they're intelligent</text:p>
            </text:list-item>
            <text:list-item>
              <text:p text:style-name="P21">if they've attacked a much stronger country, they're stupid <text:span text:style-name="T13">and conceited</text:span></text:p>
            </text:list-item>
          </text:list>
        </text:list-item>
        <text:list-item>
          <text:p text:style-name="P21"><text:span text:style-name="T13">W</text:span>e <text:span text:style-name="T13">know strength</text:span></text:p>
        </text:list-item>
        <text:list-item>
          <text:p text:style-name="P47">We judge <text:span text:style-name="T14">confidence based on who they've attacked</text:span></text:p>
        </text:list-item>
      </text:list>
      <text:list xml:id="list101305027983101" text:continue-list="list4355566472923488592" text:style-name="L2">
        <text:list-header>
          <text:p text:style-name="P17"/>
        </text:list-header>
      </text:list>
      <text:p text:style-name="P1"/>
      <text:p text:style-name="P23">Update other-country model:</text:p>
      <text:list xml:id="list3060083943567208570" text:style-name="L4">
        <text:list-item>
          <text:p text:style-name="P24">When they do an action to you</text:p>
        </text:list-item>
        <text:list-item>
          <text:p text:style-name="P25"><text:span text:style-name="T9">W</text:span>hen we do an action toward them (update meta-model)</text:p>
        </text:list-item>
        <text:list-item>
          <text:p text:style-name="P24">When they do an action toward your ally</text:p>
        </text:list-item>
        <text:list-item>
          <text:p text:style-name="P26">When they declare war</text:p>
        </text:list-item>
      </text:list>
      <text:p text:style-name="P1"/>
      <text:p text:style-name="P48">Strategy Methods:</text:p>
      <text:p text:style-name="P1"/>
      <text:p text:style-name="P1">input : our view <text:span text:style-name="T5">of ourselves, our view of another country</text:span> </text:p>
      <text:p text:style-name="P1">output: a <text:span text:style-name="T5">designation of your relationship with that country</text:span></text:p>
      <text:p text:style-name="P1"/>
      <text:p text:style-name="P8">in between:</text:p>
      <text:list xml:id="list3787279085238833111" text:style-name="L5">
        <text:list-item>
          <text:p text:style-name="P27">compare resources</text:p>
        </text:list-item>
        <text:list-item>
          <text:p text:style-name="P27">compare <text:span text:style-name="T7">allies</text:span></text:p>
        </text:list-item>
        <text:list-item>
          <text:p text:style-name="P28">examine their meta-model for what they think of you </text:p>
        </text:list-item>
        <text:list-item>
          <text:p text:style-name="P28">examine their past actions toward you</text:p>
        </text:list-item>
      </text:list>
      <text:p text:style-name="P1"/>
      <text:p text:style-name="P1">Strategies (sub-bullets are potential action items):</text:p>
      <text:list xml:id="list2091380941775019692" text:style-name="L6">
        <text:list-item>
          <text:p text:style-name="P29">enemy </text:p>
          <text:list>
            <text:list-item>
              <text:p text:style-name="P35">attack them <text:span text:style-name="T8">directly</text:span></text:p>
            </text:list-item>
            <text:list-item>
              <text:p text:style-name="P35">deceive them</text:p>
              <text:list>
                <text:list-item>
                  <text:p text:style-name="P36">give gift</text:p>
                </text:list-item>
                <text:list-item>
                  <text:p text:style-name="P37">attack!</text:p>
                </text:list-item>
              </text:list>
            </text:list-item>
            <text:list-item>
              <text:p text:style-name="P35">attack their allies</text:p>
            </text:list-item>
            <text:list-item>
              <text:p text:style-name="P30">defend yourself</text:p>
            </text:list-item>
            <text:list-item>
              <text:p text:style-name="P35">gather intelligence on them</text:p>
              <text:list>
                <text:list-item>
                  <text:p text:style-name="P36">explore past actions toward other countries</text:p>
                </text:list-item>
                <text:list-item>
                  <text:p text:style-name="P38">change your model of them</text:p>
                </text:list-item>
              </text:list>
            </text:list-item>
          </text:list>
        </text:list-item>
        <text:list-item>
          <text:p text:style-name="P39">subordinate</text:p>
          <text:list>
            <text:list-item>
              <text:p text:style-name="P39">attack</text:p>
            </text:list-item>
            <text:list-item>
              <text:p text:style-name="P39">demand tribute</text:p>
            </text:list-item>
            <text:list-item>
              <text:p text:style-name="P40">ignore/gather intelligence</text:p>
            </text:list-item>
            <text:list-item>
              <text:p text:style-name="P39">give aid </text:p>
            </text:list-item>
          </text:list>
        </text:list-item>
        <text:list-item>
          <text:p text:style-name="P35">ally </text:p>
          <text:list>
            <text:list-item>
              <text:p text:style-name="P41"><text:soft-page-break/>attack their enemies</text:p>
            </text:list-item>
            <text:list-item>
              <text:p text:style-name="P41"><text:span text:style-name="T5">give</text:span> gift</text:p>
            </text:list-item>
          </text:list>
        </text:list-item>
        <text:list-item>
          <text:p text:style-name="P35">neutrality </text:p>
          <text:list>
            <text:list-item>
              <text:p text:style-name="P42">nothing</text:p>
            </text:list-item>
          </text:list>
        </text:list-item>
      </text:list>
      <text:p text:style-name="P4"/>
      <text:p text:style-name="P4"><text:span text:style-name="T2">How We</text:span><text:span text:style-name="T1"> </text:span><text:span text:style-name="T3">Decide </text:span><text:span text:style-name="T1">Actions</text:span>: <text:span text:style-name="T6">(with our view of ourselves, our view of them</text:span> </text:p>
      <text:p text:style-name="P4"/>
      <text:p text:style-name="P7">Go through allies:</text:p>
      <text:p text:style-name="P9">If you're an interventionist:</text:p>
      <text:list xml:id="list2901861194767880848" text:style-name="L7">
        <text:list-item>
          <text:p text:style-name="P31">If an ally has only a small amount of money, give them money</text:p>
        </text:list-item>
        <text:list-item>
          <text:p text:style-name="P31">If an ally is at war and the enemy is much stronger than you, give money to ally</text:p>
        </text:list-item>
        <text:list-item>
          <text:p text:style-name="P32">If an ally is at war and the enemy is not stronger than you, give some people to ally and gather intelligence</text:p>
        </text:list-item>
        <text:list-item>
          <text:p text:style-name="P33">If an ally is at war and the enemy is not stronger than you and you're aggressive and confident, declare war on country</text:p>
        </text:list-item>
      </text:list>
      <text:p text:style-name="P10">If you're an isolationist:</text:p>
      <text:list xml:id="list5807470949986425945" text:style-name="L8">
        <text:list-item>
          <text:p text:style-name="P43">Wish them well</text:p>
        </text:list-item>
      </text:list>
      <text:p text:style-name="P5"/>
      <text:p text:style-name="P6">Go through aid</text:p>
      <text:p text:style-name="P5">If you're an interventionist:</text:p>
      <text:list xml:id="list3666901029493060292" text:style-name="L9">
        <text:list-item>
          <text:p text:style-name="P34">Give one one-billionth of your total wealth to that country</text:p>
        </text:list-item>
        <text:list-item>
          <text:p text:style-name="P34">Assume they're becoming like you</text:p>
        </text:list-item>
      </text:list>
      <text:p text:style-name="P5">If you're an isolationist:</text:p>
      <text:list xml:id="list7185843420511907888" text:style-name="L10">
        <text:list-item>
          <text:p text:style-name="P44">Do nothing</text:p>
        </text:list-item>
      </text:list>
      <text:p text:style-name="P5"/>
      <text:p text:style-name="P6">Go through <text:span text:style-name="T4">enemies</text:span></text:p>
      <text:p text:style-name="P1"/>
      <text:p text:style-name="P1"/>
      <text:p text:style-name="P3">Diplomacy Queue: <text:s text:c="2"/></text:p>
      <text:p text:style-name="P2">Self Queu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41:35.638383008</meta:creation-date>
    <dc:date>2015-05-10T10:13:03.279696231</dc:date>
    <meta:editing-duration>PT3H7M47S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3" meta:paragraph-count="102" meta:word-count="540" meta:character-count="2928" meta:non-whitespace-character-count="2560"/>
  </office:meta>
</office:document-meta>
</file>